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3.685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ze[KiB]</text:p>
          </table:table-cell>
          <table:table-cell office:value-type="string" calcext:value-type="string">
            <text:p>search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otal instructions</text:p>
          </table:table-cell>
          <table:table-cell office:value-type="string" calcext:value-type="string">
            <text:p>instructions per cycle</text:p>
          </table:table-cell>
          <table:table-cell table:number-columns-repeated="2"/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32" calcext:value-type="float">
            <text:p>32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1257" calcext:value-type="float">
            <text:p>1257</text:p>
          </table:table-cell>
          <table:table-cell office:value-type="float" office:value="0.367" calcext:value-type="float">
            <text:p>0.367</text:p>
          </table:table-cell>
          <table:table-cell table:number-columns-repeated="2"/>
          <table:table-cell table:formula="of:=AVERAGE([.F2:.F85])" office:value-type="float" office:value="0.68472619047619" calcext:value-type="float">
            <text:p>0.684726190476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32" calcext:value-type="float">
            <text:p>32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1492" calcext:value-type="float">
            <text:p>1492</text:p>
          </table:table-cell>
          <table:table-cell office:value-type="float" office:value="0.361" calcext:value-type="float">
            <text:p>0.36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2" calcext:value-type="float">
            <text:p>32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1726" calcext:value-type="float">
            <text:p>1726</text:p>
          </table:table-cell>
          <table:table-cell office:value-type="float" office:value="0.353" calcext:value-type="float">
            <text:p>0.35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32" calcext:value-type="float">
            <text:p>32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1875" calcext:value-type="float">
            <text:p>1875</text:p>
          </table:table-cell>
          <table:table-cell office:value-type="float" office:value="0.371" calcext:value-type="float">
            <text:p>0.37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32" calcext:value-type="float">
            <text:p>32</text:p>
          </table:table-cell>
          <table:table-cell office:value-type="float" office:value="0.00001" calcext:value-type="float">
            <text:p>1E-05</text:p>
          </table:table-cell>
          <table:table-cell office:value-type="float" office:value="2079" calcext:value-type="float">
            <text:p>2079</text:p>
          </table:table-cell>
          <table:table-cell office:value-type="float" office:value="0.401" calcext:value-type="float">
            <text:p>0.40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00009" calcext:value-type="float">
            <text:p>9E-06</text:p>
          </table:table-cell>
          <table:table-cell office:value-type="float" office:value="2424" calcext:value-type="float">
            <text:p>2424</text:p>
          </table:table-cell>
          <table:table-cell office:value-type="float" office:value="0.481" calcext:value-type="float">
            <text:p>0.48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2586" calcext:value-type="float">
            <text:p>2586</text:p>
          </table:table-cell>
          <table:table-cell office:value-type="float" office:value="0.436" calcext:value-type="float">
            <text:p>0.43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.00001" calcext:value-type="float">
            <text:p>1E-05</text:p>
          </table:table-cell>
          <table:table-cell office:value-type="float" office:value="2686" calcext:value-type="float">
            <text:p>2686</text:p>
          </table:table-cell>
          <table:table-cell office:value-type="float" office:value="0.448" calcext:value-type="float">
            <text:p>0.44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.00001" calcext:value-type="float">
            <text:p>1E-05</text:p>
          </table:table-cell>
          <table:table-cell office:value-type="float" office:value="2960" calcext:value-type="float">
            <text:p>2960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0.00001" calcext:value-type="float">
            <text:p>1E-05</text:p>
          </table:table-cell>
          <table:table-cell office:value-type="float" office:value="3299" calcext:value-type="float">
            <text:p>3299</text:p>
          </table:table-cell>
          <table:table-cell office:value-type="float" office:value="0.486" calcext:value-type="float">
            <text:p>0.4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0.00001" calcext:value-type="float">
            <text:p>1E-05</text:p>
          </table:table-cell>
          <table:table-cell office:value-type="float" office:value="3554" calcext:value-type="float">
            <text:p>3554</text:p>
          </table:table-cell>
          <table:table-cell office:value-type="float" office:value="0.509" calcext:value-type="float">
            <text:p>0.50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0.00001" calcext:value-type="float">
            <text:p>1E-05</text:p>
          </table:table-cell>
          <table:table-cell office:value-type="float" office:value="3777" calcext:value-type="float">
            <text:p>3777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4015" calcext:value-type="float">
            <text:p>4015</text:p>
          </table:table-cell>
          <table:table-cell office:value-type="float" office:value="0.406" calcext:value-type="float">
            <text:p>0.40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4362" calcext:value-type="float">
            <text:p>4362</text:p>
          </table:table-cell>
          <table:table-cell office:value-type="float" office:value="0.395" calcext:value-type="float">
            <text:p>0.39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" calcext:value-type="float">
            <text:p>32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4531" calcext:value-type="float">
            <text:p>4531</text:p>
          </table:table-cell>
          <table:table-cell office:value-type="float" office:value="0.384" calcext:value-type="float">
            <text:p>0.38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" calcext:value-type="float">
            <text:p>32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4820" calcext:value-type="float">
            <text:p>4820</text:p>
          </table:table-cell>
          <table:table-cell office:value-type="float" office:value="0.406" calcext:value-type="float">
            <text:p>0.40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" calcext:value-type="float">
            <text:p>32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5067" calcext:value-type="float">
            <text:p>5067</text:p>
          </table:table-cell>
          <table:table-cell office:value-type="float" office:value="0.35" calcext:value-type="float">
            <text:p>0.3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32" calcext:value-type="float">
            <text:p>32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5288" calcext:value-type="float">
            <text:p>5288</text:p>
          </table:table-cell>
          <table:table-cell office:value-type="float" office:value="0.352" calcext:value-type="float">
            <text:p>0.35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2" calcext:value-type="float">
            <text:p>32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5536" calcext:value-type="float">
            <text:p>5536</text:p>
          </table:table-cell>
          <table:table-cell office:value-type="float" office:value="0.327" calcext:value-type="float">
            <text:p>0.32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2" calcext:value-type="float">
            <text:p>32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5890" calcext:value-type="float">
            <text:p>5890</text:p>
          </table:table-cell>
          <table:table-cell office:value-type="float" office:value="0.279" calcext:value-type="float">
            <text:p>0.27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32" calcext:value-type="float">
            <text:p>32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6141" calcext:value-type="float">
            <text:p>6141</text:p>
          </table:table-cell>
          <table:table-cell office:value-type="float" office:value="0.153" calcext:value-type="float">
            <text:p>0.15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32" calcext:value-type="float">
            <text:p>32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6196" calcext:value-type="float">
            <text:p>6196</text:p>
          </table:table-cell>
          <table:table-cell office:value-type="float" office:value="0.087" calcext:value-type="float">
            <text:p>0.08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32" calcext:value-type="float">
            <text:p>32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6658" calcext:value-type="float">
            <text:p>6658</text:p>
          </table:table-cell>
          <table:table-cell office:value-type="float" office:value="0.079" calcext:value-type="float">
            <text:p>0.079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32" calcext:value-type="float">
            <text:p>32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6891" calcext:value-type="float">
            <text:p>6891</text:p>
          </table:table-cell>
          <table:table-cell office:value-type="float" office:value="0.142" calcext:value-type="float">
            <text:p>0.14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32" calcext:value-type="float">
            <text:p>32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7099" calcext:value-type="float">
            <text:p>7099</text:p>
          </table:table-cell>
          <table:table-cell office:value-type="float" office:value="0.064" calcext:value-type="float">
            <text:p>0.06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32" calcext:value-type="float">
            <text:p>32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7329" calcext:value-type="float">
            <text:p>7329</text:p>
          </table:table-cell>
          <table:table-cell office:value-type="float" office:value="0.066" calcext:value-type="float">
            <text:p>0.06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98046511104" calcext:value-type="float">
            <text:p>4398046511104</text:p>
          </table:table-cell>
          <table:table-cell office:value-type="float" office:value="32" calcext:value-type="float">
            <text:p>32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7641" calcext:value-type="float">
            <text:p>7641</text:p>
          </table:table-cell>
          <table:table-cell office:value-type="float" office:value="0.063" calcext:value-type="float">
            <text:p>0.06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592186044416" calcext:value-type="float">
            <text:p>17592186044416</text:p>
          </table:table-cell>
          <table:table-cell office:value-type="float" office:value="32" calcext:value-type="float">
            <text:p>32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7677" calcext:value-type="float">
            <text:p>7677</text:p>
          </table:table-cell>
          <table:table-cell office:value-type="float" office:value="0.061" calcext:value-type="float">
            <text:p>0.06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1081545" calcext:value-type="float">
            <text:p>1081545</text:p>
          </table:table-cell>
          <table:table-cell office:value-type="float" office:value="2.42" calcext:value-type="float">
            <text:p>2.4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1327776" calcext:value-type="float">
            <text:p>1327776</text:p>
          </table:table-cell>
          <table:table-cell office:value-type="float" office:value="1.389" calcext:value-type="float">
            <text:p>1.38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1522956" calcext:value-type="float">
            <text:p>1522956</text:p>
          </table:table-cell>
          <table:table-cell office:value-type="float" office:value="1.364" calcext:value-type="float">
            <text:p>1.36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386" calcext:value-type="float">
            <text:p>0.000386</text:p>
          </table:table-cell>
          <table:table-cell office:value-type="float" office:value="1700244" calcext:value-type="float">
            <text:p>1700244</text:p>
          </table:table-cell>
          <table:table-cell office:value-type="float" office:value="1.158" calcext:value-type="float">
            <text:p>1.15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1947477" calcext:value-type="float">
            <text:p>1947477</text:p>
          </table:table-cell>
          <table:table-cell office:value-type="float" office:value="1.309" calcext:value-type="float">
            <text:p>1.30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2175769" calcext:value-type="float">
            <text:p>2175769</text:p>
          </table:table-cell>
          <table:table-cell office:value-type="float" office:value="1.301" calcext:value-type="float">
            <text:p>1.30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551" calcext:value-type="float">
            <text:p>0.000551</text:p>
          </table:table-cell>
          <table:table-cell office:value-type="float" office:value="2387882" calcext:value-type="float">
            <text:p>2387882</text:p>
          </table:table-cell>
          <table:table-cell office:value-type="float" office:value="1.129" calcext:value-type="float">
            <text:p>1.12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631" calcext:value-type="float">
            <text:p>0.000631</text:p>
          </table:table-cell>
          <table:table-cell office:value-type="float" office:value="2635221" calcext:value-type="float">
            <text:p>2635221</text:p>
          </table:table-cell>
          <table:table-cell office:value-type="float" office:value="1.087" calcext:value-type="float">
            <text:p>1.08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2903325" calcext:value-type="float">
            <text:p>2903325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3157449" calcext:value-type="float">
            <text:p>3157449</text:p>
          </table:table-cell>
          <table:table-cell office:value-type="float" office:value="1.06" calcext:value-type="float">
            <text:p>1.0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823" calcext:value-type="float">
            <text:p>0.000823</text:p>
          </table:table-cell>
          <table:table-cell office:value-type="float" office:value="3427066" calcext:value-type="float">
            <text:p>3427066</text:p>
          </table:table-cell>
          <table:table-cell office:value-type="float" office:value="1.082" calcext:value-type="float">
            <text:p>1.08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885" calcext:value-type="float">
            <text:p>0.000885</text:p>
          </table:table-cell>
          <table:table-cell office:value-type="float" office:value="3681715" calcext:value-type="float">
            <text:p>3681715</text:p>
          </table:table-cell>
          <table:table-cell office:value-type="float" office:value="1.079" calcext:value-type="float">
            <text:p>1.07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983" calcext:value-type="float">
            <text:p>0.000983</text:p>
          </table:table-cell>
          <table:table-cell office:value-type="float" office:value="3942944" calcext:value-type="float">
            <text:p>3942944</text:p>
          </table:table-cell>
          <table:table-cell office:value-type="float" office:value="1.04" calcext:value-type="float">
            <text:p>1.0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082" calcext:value-type="float">
            <text:p>0.001082</text:p>
          </table:table-cell>
          <table:table-cell office:value-type="float" office:value="4205538" calcext:value-type="float">
            <text:p>4205538</text:p>
          </table:table-cell>
          <table:table-cell office:value-type="float" office:value="1.007" calcext:value-type="float">
            <text:p>1.00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4467924" calcext:value-type="float">
            <text:p>4467924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321" calcext:value-type="float">
            <text:p>0.001321</text:p>
          </table:table-cell>
          <table:table-cell office:value-type="float" office:value="4726636" calcext:value-type="float">
            <text:p>4726636</text:p>
          </table:table-cell>
          <table:table-cell office:value-type="float" office:value="0.926" calcext:value-type="float">
            <text:p>0.92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524" calcext:value-type="float">
            <text:p>0.001524</text:p>
          </table:table-cell>
          <table:table-cell office:value-type="float" office:value="4990914" calcext:value-type="float">
            <text:p>4990914</text:p>
          </table:table-cell>
          <table:table-cell office:value-type="float" office:value="0.851" calcext:value-type="float">
            <text:p>0.85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954" calcext:value-type="float">
            <text:p>0.001954</text:p>
          </table:table-cell>
          <table:table-cell office:value-type="float" office:value="5253283" calcext:value-type="float">
            <text:p>5253283</text:p>
          </table:table-cell>
          <table:table-cell office:value-type="float" office:value="0.701" calcext:value-type="float">
            <text:p>0.70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171" calcext:value-type="float">
            <text:p>0.002171</text:p>
          </table:table-cell>
          <table:table-cell office:value-type="float" office:value="5513387" calcext:value-type="float">
            <text:p>5513387</text:p>
          </table:table-cell>
          <table:table-cell office:value-type="float" office:value="0.657" calcext:value-type="float">
            <text:p>0.65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518" calcext:value-type="float">
            <text:p>0.002518</text:p>
          </table:table-cell>
          <table:table-cell office:value-type="float" office:value="5777928" calcext:value-type="float">
            <text:p>5777928</text:p>
          </table:table-cell>
          <table:table-cell office:value-type="float" office:value="0.593" calcext:value-type="float">
            <text:p>0.59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3222" calcext:value-type="float">
            <text:p>0.003222</text:p>
          </table:table-cell>
          <table:table-cell office:value-type="float" office:value="6040308" calcext:value-type="float">
            <text:p>6040308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4197" calcext:value-type="float">
            <text:p>0.004197</text:p>
          </table:table-cell>
          <table:table-cell office:value-type="float" office:value="6298809" calcext:value-type="float">
            <text:p>6298809</text:p>
          </table:table-cell>
          <table:table-cell office:value-type="float" office:value="0.369" calcext:value-type="float">
            <text:p>0.36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5623" calcext:value-type="float">
            <text:p>0.005623</text:p>
          </table:table-cell>
          <table:table-cell office:value-type="float" office:value="6560692" calcext:value-type="float">
            <text:p>6560692</text:p>
          </table:table-cell>
          <table:table-cell office:value-type="float" office:value="0.286" calcext:value-type="float">
            <text:p>0.28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7218" calcext:value-type="float">
            <text:p>0.007218</text:p>
          </table:table-cell>
          <table:table-cell office:value-type="float" office:value="6827009" calcext:value-type="float">
            <text:p>6827009</text:p>
          </table:table-cell>
          <table:table-cell office:value-type="float" office:value="0.233" calcext:value-type="float">
            <text:p>0.23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9114" calcext:value-type="float">
            <text:p>0.009114</text:p>
          </table:table-cell>
          <table:table-cell office:value-type="float" office:value="7088070" calcext:value-type="float">
            <text:p>7088070</text:p>
          </table:table-cell>
          <table:table-cell office:value-type="float" office:value="0.193" calcext:value-type="float">
            <text:p>0.19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11101" calcext:value-type="float">
            <text:p>0.011101</text:p>
          </table:table-cell>
          <table:table-cell office:value-type="float" office:value="7346898" calcext:value-type="float">
            <text:p>7346898</text:p>
          </table:table-cell>
          <table:table-cell office:value-type="float" office:value="0.165" calcext:value-type="float">
            <text:p>0.16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98046511104" calcext:value-type="float">
            <text:p>439804651110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13328" calcext:value-type="float">
            <text:p>0.013328</text:p>
          </table:table-cell>
          <table:table-cell office:value-type="float" office:value="7610383" calcext:value-type="float">
            <text:p>7610383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592186044416" calcext:value-type="float">
            <text:p>1759218604441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16152" calcext:value-type="float">
            <text:p>0.016152</text:p>
          </table:table-cell>
          <table:table-cell office:value-type="float" office:value="7872621" calcext:value-type="float">
            <text:p>7872621</text:p>
          </table:table-cell>
          <table:table-cell office:value-type="float" office:value="0.121" calcext:value-type="float">
            <text:p>0.1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113433" calcext:value-type="float">
            <text:p>0.113433</text:p>
          </table:table-cell>
          <table:table-cell office:value-type="float" office:value="1107296485" calcext:value-type="float">
            <text:p>1107296485</text:p>
          </table:table-cell>
          <table:table-cell office:value-type="float" office:value="2.449" calcext:value-type="float">
            <text:p>2.44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242599" calcext:value-type="float">
            <text:p>0.242599</text:p>
          </table:table-cell>
          <table:table-cell office:value-type="float" office:value="1358962321" calcext:value-type="float">
            <text:p>1358962321</text:p>
          </table:table-cell>
          <table:table-cell office:value-type="float" office:value="1.395" calcext:value-type="float">
            <text:p>1.3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284228" calcext:value-type="float">
            <text:p>0.284228</text:p>
          </table:table-cell>
          <table:table-cell office:value-type="float" office:value="1560222243" calcext:value-type="float">
            <text:p>1560222243</text:p>
          </table:table-cell>
          <table:table-cell office:value-type="float" office:value="1.376" calcext:value-type="float">
            <text:p>1.37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371688" calcext:value-type="float">
            <text:p>0.371688</text:p>
          </table:table-cell>
          <table:table-cell office:value-type="float" office:value="1740655482" calcext:value-type="float">
            <text:p>1740655482</text:p>
          </table:table-cell>
          <table:table-cell office:value-type="float" office:value="1.166" calcext:value-type="float">
            <text:p>1.16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375669" calcext:value-type="float">
            <text:p>0.375669</text:p>
          </table:table-cell>
          <table:table-cell office:value-type="float" office:value="1996578984" calcext:value-type="float">
            <text:p>1996578984</text:p>
          </table:table-cell>
          <table:table-cell office:value-type="float" office:value="1.317" calcext:value-type="float">
            <text:p>1.31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424175" calcext:value-type="float">
            <text:p>0.424175</text:p>
          </table:table-cell>
          <table:table-cell office:value-type="float" office:value="2226151432" calcext:value-type="float">
            <text:p>2226151432</text:p>
          </table:table-cell>
          <table:table-cell office:value-type="float" office:value="1.304" calcext:value-type="float">
            <text:p>1.30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533229" calcext:value-type="float">
            <text:p>0.533229</text:p>
          </table:table-cell>
          <table:table-cell office:value-type="float" office:value="2442735783" calcext:value-type="float">
            <text:p>2442735783</text:p>
          </table:table-cell>
          <table:table-cell office:value-type="float" office:value="1.133" calcext:value-type="float">
            <text:p>1.13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614845" calcext:value-type="float">
            <text:p>0.614845</text:p>
          </table:table-cell>
          <table:table-cell office:value-type="float" office:value="2699284527" calcext:value-type="float">
            <text:p>2699284527</text:p>
          </table:table-cell>
          <table:table-cell office:value-type="float" office:value="1.086" calcext:value-type="float">
            <text:p>1.08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657023" calcext:value-type="float">
            <text:p>0.657023</text:p>
          </table:table-cell>
          <table:table-cell office:value-type="float" office:value="2972178557" calcext:value-type="float">
            <text:p>2972178557</text:p>
          </table:table-cell>
          <table:table-cell office:value-type="float" office:value="1.117" calcext:value-type="float">
            <text:p>1.11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748241" calcext:value-type="float">
            <text:p>0.748241</text:p>
          </table:table-cell>
          <table:table-cell office:value-type="float" office:value="3233735192" calcext:value-type="float">
            <text:p>3233735192</text:p>
          </table:table-cell>
          <table:table-cell office:value-type="float" office:value="1.066" calcext:value-type="float">
            <text:p>1.06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8003" calcext:value-type="float">
            <text:p>0.8003</text:p>
          </table:table-cell>
          <table:table-cell office:value-type="float" office:value="3506421775" calcext:value-type="float">
            <text:p>3506421775</text:p>
          </table:table-cell>
          <table:table-cell office:value-type="float" office:value="1.082" calcext:value-type="float">
            <text:p>1.08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86813" calcext:value-type="float">
            <text:p>0.86813</text:p>
          </table:table-cell>
          <table:table-cell office:value-type="float" office:value="3770152500" calcext:value-type="float">
            <text:p>3770152500</text:p>
          </table:table-cell>
          <table:table-cell office:value-type="float" office:value="1.073" calcext:value-type="float">
            <text:p>1.07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951837" calcext:value-type="float">
            <text:p>0.951837</text:p>
          </table:table-cell>
          <table:table-cell office:value-type="float" office:value="4037158773" calcext:value-type="float">
            <text:p>4037158773</text:p>
          </table:table-cell>
          <table:table-cell office:value-type="float" office:value="1.047" calcext:value-type="float">
            <text:p>1.04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34356" calcext:value-type="float">
            <text:p>1.034356</text:p>
          </table:table-cell>
          <table:table-cell office:value-type="float" office:value="4304320264" calcext:value-type="float">
            <text:p>4304320264</text:p>
          </table:table-cell>
          <table:table-cell office:value-type="float" office:value="1.026" calcext:value-type="float">
            <text:p>1.02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146986" calcext:value-type="float">
            <text:p>1.146986</text:p>
          </table:table-cell>
          <table:table-cell office:value-type="float" office:value="4572916258" calcext:value-type="float">
            <text:p>4572916258</text:p>
          </table:table-cell>
          <table:table-cell office:value-type="float" office:value="0.984" calcext:value-type="float">
            <text:p>0.98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275095" calcext:value-type="float">
            <text:p>1.275095</text:p>
          </table:table-cell>
          <table:table-cell office:value-type="float" office:value="4841045182" calcext:value-type="float">
            <text:p>4841045182</text:p>
          </table:table-cell>
          <table:table-cell office:value-type="float" office:value="0.936" calcext:value-type="float">
            <text:p>0.93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446408" calcext:value-type="float">
            <text:p>1.446408</text:p>
          </table:table-cell>
          <table:table-cell office:value-type="float" office:value="5109437818" calcext:value-type="float">
            <text:p>5109437818</text:p>
          </table:table-cell>
          <table:table-cell office:value-type="float" office:value="0.872" calcext:value-type="float">
            <text:p>0.87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727383" calcext:value-type="float">
            <text:p>1.727383</text:p>
          </table:table-cell>
          <table:table-cell office:value-type="float" office:value="5377209731" calcext:value-type="float">
            <text:p>5377209731</text:p>
          </table:table-cell>
          <table:table-cell office:value-type="float" office:value="0.766" calcext:value-type="float">
            <text:p>0.76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080066" calcext:value-type="float">
            <text:p>2.080066</text:p>
          </table:table-cell>
          <table:table-cell office:value-type="float" office:value="5645785148" calcext:value-type="float">
            <text:p>5645785148</text:p>
          </table:table-cell>
          <table:table-cell office:value-type="float" office:value="0.668" calcext:value-type="float">
            <text:p>0.66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426152" calcext:value-type="float">
            <text:p>2.426152</text:p>
          </table:table-cell>
          <table:table-cell office:value-type="float" office:value="5914459406" calcext:value-type="float">
            <text:p>5914459406</text:p>
          </table:table-cell>
          <table:table-cell office:value-type="float" office:value="0.599" calcext:value-type="float">
            <text:p>0.59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766888" calcext:value-type="float">
            <text:p>2.766888</text:p>
          </table:table-cell>
          <table:table-cell office:value-type="float" office:value="6182837078" calcext:value-type="float">
            <text:p>6182837078</text:p>
          </table:table-cell>
          <table:table-cell office:value-type="float" office:value="0.549" calcext:value-type="float">
            <text:p>0.54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128361" calcext:value-type="float">
            <text:p>4.128361</text:p>
          </table:table-cell>
          <table:table-cell office:value-type="float" office:value="6451064928" calcext:value-type="float">
            <text:p>6451064928</text:p>
          </table:table-cell>
          <table:table-cell office:value-type="float" office:value="0.424" calcext:value-type="float">
            <text:p>0.42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962862" calcext:value-type="float">
            <text:p>4.962862</text:p>
          </table:table-cell>
          <table:table-cell office:value-type="float" office:value="6719582189" calcext:value-type="float">
            <text:p>6719582189</text:p>
          </table:table-cell>
          <table:table-cell office:value-type="float" office:value="0.339" calcext:value-type="float">
            <text:p>0.339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.466744" calcext:value-type="float">
            <text:p>6.466744</text:p>
          </table:table-cell>
          <table:table-cell office:value-type="float" office:value="6988033839" calcext:value-type="float">
            <text:p>6988033839</text:p>
          </table:table-cell>
          <table:table-cell office:value-type="float" office:value="0.268" calcext:value-type="float">
            <text:p>0.26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8.467936" calcext:value-type="float">
            <text:p>8.467936</text:p>
          </table:table-cell>
          <table:table-cell office:value-type="float" office:value="7256528217" calcext:value-type="float">
            <text:p>7256528217</text:p>
          </table:table-cell>
          <table:table-cell office:value-type="float" office:value="0.214" calcext:value-type="float">
            <text:p>0.21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.001316" calcext:value-type="float">
            <text:p>14.001316</text:p>
          </table:table-cell>
          <table:table-cell office:value-type="float" office:value="7525092129" calcext:value-type="float">
            <text:p>7525092129</text:p>
          </table:table-cell>
          <table:table-cell office:value-type="float" office:value="0.187" calcext:value-type="float">
            <text:p>0.18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98046511104" calcext:value-type="float">
            <text:p>439804651110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3.052998" calcext:value-type="float">
            <text:p>13.052998</text:p>
          </table:table-cell>
          <table:table-cell office:value-type="float" office:value="7793406681" calcext:value-type="float">
            <text:p>7793406681</text:p>
          </table:table-cell>
          <table:table-cell office:value-type="float" office:value="0.148" calcext:value-type="float">
            <text:p>0.14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592186044416" calcext:value-type="float">
            <text:p>1759218604441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1.536785" calcext:value-type="float">
            <text:p>21.536785</text:p>
          </table:table-cell>
          <table:table-cell office:value-type="float" office:value="8061858580" calcext:value-type="float">
            <text:p>8061858580</text:p>
          </table:table-cell>
          <table:table-cell office:value-type="float" office:value="0.133" calcext:value-type="float">
            <text:p>0.133</text:p>
          </table:table-cell>
          <table:table-cell table:number-columns-repeated="3"/>
        </table:table-row>
      </table:table>
      <table:table table:name="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ze[KiB]</text:p>
          </table:table-cell>
          <table:table-cell office:value-type="string" calcext:value-type="string">
            <text:p>search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otal instructions</text:p>
          </table:table-cell>
          <table:table-cell office:value-type="string" calcext:value-type="string">
            <text:p>instructions per cycle</text:p>
          </table:table-cell>
          <table:table-cell table:number-columns-repeated="2"/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32" calcext:value-type="float">
            <text:p>32</text:p>
          </table:table-cell>
          <table:table-cell office:value-type="float" office:value="0.000009" calcext:value-type="float">
            <text:p>9E-06</text:p>
          </table:table-cell>
          <table:table-cell office:value-type="float" office:value="1257" calcext:value-type="float">
            <text:p>1257</text:p>
          </table:table-cell>
          <table:table-cell office:value-type="float" office:value="0.352" calcext:value-type="float">
            <text:p>0.352</text:p>
          </table:table-cell>
          <table:table-cell table:number-columns-repeated="2"/>
          <table:table-cell table:formula="of:=AVERAGE([.F2:.F85])" office:value-type="float" office:value="0.601488095238095" calcext:value-type="float">
            <text:p>0.6014880952380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32" calcext:value-type="float">
            <text:p>32</text:p>
          </table:table-cell>
          <table:table-cell office:value-type="float" office:value="0.000009" calcext:value-type="float">
            <text:p>9E-06</text:p>
          </table:table-cell>
          <table:table-cell office:value-type="float" office:value="1545" calcext:value-type="float">
            <text:p>1545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2" calcext:value-type="float">
            <text:p>32</text:p>
          </table:table-cell>
          <table:table-cell office:value-type="float" office:value="0.000009" calcext:value-type="float">
            <text:p>9E-06</text:p>
          </table:table-cell>
          <table:table-cell office:value-type="float" office:value="1831" calcext:value-type="float">
            <text:p>1831</text:p>
          </table:table-cell>
          <table:table-cell office:value-type="float" office:value="0.462" calcext:value-type="float">
            <text:p>0.46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32" calcext:value-type="float">
            <text:p>32</text:p>
          </table:table-cell>
          <table:table-cell office:value-type="float" office:value="0.000009" calcext:value-type="float">
            <text:p>9E-06</text:p>
          </table:table-cell>
          <table:table-cell office:value-type="float" office:value="1966" calcext:value-type="float">
            <text:p>1966</text:p>
          </table:table-cell>
          <table:table-cell office:value-type="float" office:value="0.379" calcext:value-type="float">
            <text:p>0.37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32" calcext:value-type="float">
            <text:p>32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2145" calcext:value-type="float">
            <text:p>2145</text:p>
          </table:table-cell>
          <table:table-cell office:value-type="float" office:value="0.322" calcext:value-type="float">
            <text:p>0.32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00009" calcext:value-type="float">
            <text:p>9E-06</text:p>
          </table:table-cell>
          <table:table-cell office:value-type="float" office:value="2475" calcext:value-type="float">
            <text:p>2475</text:p>
          </table:table-cell>
          <table:table-cell office:value-type="float" office:value="0.406" calcext:value-type="float">
            <text:p>0.40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0001" calcext:value-type="float">
            <text:p>1E-05</text:p>
          </table:table-cell>
          <table:table-cell office:value-type="float" office:value="2667" calcext:value-type="float">
            <text:p>2667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.00001" calcext:value-type="float">
            <text:p>1E-05</text:p>
          </table:table-cell>
          <table:table-cell office:value-type="float" office:value="2778" calcext:value-type="float">
            <text:p>2778</text:p>
          </table:table-cell>
          <table:table-cell office:value-type="float" office:value="0.398" calcext:value-type="float">
            <text:p>0.39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.00001" calcext:value-type="float">
            <text:p>1E-05</text:p>
          </table:table-cell>
          <table:table-cell office:value-type="float" office:value="3037" calcext:value-type="float">
            <text:p>3037</text:p>
          </table:table-cell>
          <table:table-cell office:value-type="float" office:value="0.415" calcext:value-type="float">
            <text:p>0.41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3374" calcext:value-type="float">
            <text:p>3374</text:p>
          </table:table-cell>
          <table:table-cell office:value-type="float" office:value="0.359" calcext:value-type="float">
            <text:p>0.35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0.00001" calcext:value-type="float">
            <text:p>1E-05</text:p>
          </table:table-cell>
          <table:table-cell office:value-type="float" office:value="3616" calcext:value-type="float">
            <text:p>3616</text:p>
          </table:table-cell>
          <table:table-cell office:value-type="float" office:value="0.437" calcext:value-type="float">
            <text:p>0.43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0.00001" calcext:value-type="float">
            <text:p>1E-05</text:p>
          </table:table-cell>
          <table:table-cell office:value-type="float" office:value="3871" calcext:value-type="float">
            <text:p>3871</text:p>
          </table:table-cell>
          <table:table-cell office:value-type="float" office:value="0.457" calcext:value-type="float">
            <text:p>0.45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4083" calcext:value-type="float">
            <text:p>4083</text:p>
          </table:table-cell>
          <table:table-cell office:value-type="float" office:value="0.43" calcext:value-type="float">
            <text:p>0.4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4463" calcext:value-type="float">
            <text:p>4463</text:p>
          </table:table-cell>
          <table:table-cell office:value-type="float" office:value="0.427" calcext:value-type="float">
            <text:p>0.42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" calcext:value-type="float">
            <text:p>32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4606" calcext:value-type="float">
            <text:p>4606</text:p>
          </table:table-cell>
          <table:table-cell office:value-type="float" office:value="0.448" calcext:value-type="float">
            <text:p>0.44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" calcext:value-type="float">
            <text:p>32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4865" calcext:value-type="float">
            <text:p>4865</text:p>
          </table:table-cell>
          <table:table-cell office:value-type="float" office:value="0.413" calcext:value-type="float">
            <text:p>0.41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" calcext:value-type="float">
            <text:p>32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5139" calcext:value-type="float">
            <text:p>5139</text:p>
          </table:table-cell>
          <table:table-cell office:value-type="float" office:value="0.404" calcext:value-type="float">
            <text:p>0.40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32" calcext:value-type="float">
            <text:p>32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5372" calcext:value-type="float">
            <text:p>5372</text:p>
          </table:table-cell>
          <table:table-cell office:value-type="float" office:value="0.408" calcext:value-type="float">
            <text:p>0.40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2" calcext:value-type="float">
            <text:p>32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5597" calcext:value-type="float">
            <text:p>5597</text:p>
          </table:table-cell>
          <table:table-cell office:value-type="float" office:value="0.396" calcext:value-type="float">
            <text:p>0.39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2" calcext:value-type="float">
            <text:p>32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5948" calcext:value-type="float">
            <text:p>5948</text:p>
          </table:table-cell>
          <table:table-cell office:value-type="float" office:value="0.295" calcext:value-type="float">
            <text:p>0.29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32" calcext:value-type="float">
            <text:p>32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6228" calcext:value-type="float">
            <text:p>6228</text:p>
          </table:table-cell>
          <table:table-cell office:value-type="float" office:value="0.272" calcext:value-type="float">
            <text:p>0.27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32" calcext:value-type="float">
            <text:p>32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6256" calcext:value-type="float">
            <text:p>6256</text:p>
          </table:table-cell>
          <table:table-cell office:value-type="float" office:value="0.214" calcext:value-type="float">
            <text:p>0.21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32" calcext:value-type="float">
            <text:p>32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6766" calcext:value-type="float">
            <text:p>6766</text:p>
          </table:table-cell>
          <table:table-cell office:value-type="float" office:value="0.195" calcext:value-type="float">
            <text:p>0.19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32" calcext:value-type="float">
            <text:p>32</text:p>
          </table:table-cell>
          <table:table-cell office:value-type="float" office:value="0.00009" calcext:value-type="float">
            <text:p>9E-05</text:p>
          </table:table-cell>
          <table:table-cell office:value-type="float" office:value="6927" calcext:value-type="float">
            <text:p>6927</text:p>
          </table:table-cell>
          <table:table-cell office:value-type="float" office:value="0.277" calcext:value-type="float">
            <text:p>0.277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32" calcext:value-type="float">
            <text:p>32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7151" calcext:value-type="float">
            <text:p>7151</text:p>
          </table:table-cell>
          <table:table-cell office:value-type="float" office:value="0.173" calcext:value-type="float">
            <text:p>0.17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32" calcext:value-type="float">
            <text:p>32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7437" calcext:value-type="float">
            <text:p>7437</text:p>
          </table:table-cell>
          <table:table-cell office:value-type="float" office:value="0.161" calcext:value-type="float">
            <text:p>0.16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98046511104" calcext:value-type="float">
            <text:p>4398046511104</text:p>
          </table:table-cell>
          <table:table-cell office:value-type="float" office:value="32" calcext:value-type="float">
            <text:p>32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7754" calcext:value-type="float">
            <text:p>7754</text:p>
          </table:table-cell>
          <table:table-cell office:value-type="float" office:value="0.158" calcext:value-type="float">
            <text:p>0.15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592186044416" calcext:value-type="float">
            <text:p>17592186044416</text:p>
          </table:table-cell>
          <table:table-cell office:value-type="float" office:value="32" calcext:value-type="float">
            <text:p>32</text:p>
          </table:table-cell>
          <table:table-cell office:value-type="float" office:value="0.00003" calcext:value-type="float">
            <text:p>3E-05</text:p>
          </table:table-cell>
          <table:table-cell office:value-type="float" office:value="7744" calcext:value-type="float">
            <text:p>7744</text:p>
          </table:table-cell>
          <table:table-cell office:value-type="float" office:value="0.154" calcext:value-type="float">
            <text:p>0.15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1081545" calcext:value-type="float">
            <text:p>1081545</text:p>
          </table:table-cell>
          <table:table-cell office:value-type="float" office:value="2.377" calcext:value-type="float">
            <text:p>2.37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1376458" calcext:value-type="float">
            <text:p>1376458</text:p>
          </table:table-cell>
          <table:table-cell office:value-type="float" office:value="1.406" calcext:value-type="float">
            <text:p>1.40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1629568" calcext:value-type="float">
            <text:p>1629568</text:p>
          </table:table-cell>
          <table:table-cell office:value-type="float" office:value="1.378" calcext:value-type="float">
            <text:p>1.37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1778012" calcext:value-type="float">
            <text:p>1778012</text:p>
          </table:table-cell>
          <table:table-cell office:value-type="float" office:value="1.144" calcext:value-type="float">
            <text:p>1.14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517" calcext:value-type="float">
            <text:p>0.000517</text:p>
          </table:table-cell>
          <table:table-cell office:value-type="float" office:value="2005281" calcext:value-type="float">
            <text:p>2005281</text:p>
          </table:table-cell>
          <table:table-cell office:value-type="float" office:value="1.012" calcext:value-type="float">
            <text:p>1.01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629" calcext:value-type="float">
            <text:p>0.000629</text:p>
          </table:table-cell>
          <table:table-cell office:value-type="float" office:value="2246219" calcext:value-type="float">
            <text:p>2246219</text:p>
          </table:table-cell>
          <table:table-cell office:value-type="float" office:value="0.931" calcext:value-type="float">
            <text:p>0.93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765" calcext:value-type="float">
            <text:p>0.000765</text:p>
          </table:table-cell>
          <table:table-cell office:value-type="float" office:value="2483541" calcext:value-type="float">
            <text:p>2483541</text:p>
          </table:table-cell>
          <table:table-cell office:value-type="float" office:value="0.843" calcext:value-type="float">
            <text:p>0.84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915" calcext:value-type="float">
            <text:p>0.000915</text:p>
          </table:table-cell>
          <table:table-cell office:value-type="float" office:value="2738644" calcext:value-type="float">
            <text:p>2738644</text:p>
          </table:table-cell>
          <table:table-cell office:value-type="float" office:value="0.794" calcext:value-type="float">
            <text:p>0.79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084" calcext:value-type="float">
            <text:p>0.001084</text:p>
          </table:table-cell>
          <table:table-cell office:value-type="float" office:value="2995787" calcext:value-type="float">
            <text:p>2995787</text:p>
          </table:table-cell>
          <table:table-cell office:value-type="float" office:value="0.73" calcext:value-type="float">
            <text:p>0.7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3243957" calcext:value-type="float">
            <text:p>3243957</text:p>
          </table:table-cell>
          <table:table-cell office:value-type="float" office:value="0.693" calcext:value-type="float">
            <text:p>0.69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324" calcext:value-type="float">
            <text:p>0.001324</text:p>
          </table:table-cell>
          <table:table-cell office:value-type="float" office:value="3515368" calcext:value-type="float">
            <text:p>3515368</text:p>
          </table:table-cell>
          <table:table-cell office:value-type="float" office:value="0.689" calcext:value-type="float">
            <text:p>0.68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459" calcext:value-type="float">
            <text:p>0.001459</text:p>
          </table:table-cell>
          <table:table-cell office:value-type="float" office:value="3764916" calcext:value-type="float">
            <text:p>3764916</text:p>
          </table:table-cell>
          <table:table-cell office:value-type="float" office:value="0.673" calcext:value-type="float">
            <text:p>0.67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577" calcext:value-type="float">
            <text:p>0.001577</text:p>
          </table:table-cell>
          <table:table-cell office:value-type="float" office:value="4026258" calcext:value-type="float">
            <text:p>4026258</text:p>
          </table:table-cell>
          <table:table-cell office:value-type="float" office:value="0.662" calcext:value-type="float">
            <text:p>0.66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706" calcext:value-type="float">
            <text:p>0.001706</text:p>
          </table:table-cell>
          <table:table-cell office:value-type="float" office:value="4287342" calcext:value-type="float">
            <text:p>4287342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821" calcext:value-type="float">
            <text:p>0.001821</text:p>
          </table:table-cell>
          <table:table-cell office:value-type="float" office:value="4549992" calcext:value-type="float">
            <text:p>4549992</text:p>
          </table:table-cell>
          <table:table-cell office:value-type="float" office:value="0.645" calcext:value-type="float">
            <text:p>0.64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4810547" calcext:value-type="float">
            <text:p>4810547</text:p>
          </table:table-cell>
          <table:table-cell office:value-type="float" office:value="0.637" calcext:value-type="float">
            <text:p>0.63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116" calcext:value-type="float">
            <text:p>0.002116</text:p>
          </table:table-cell>
          <table:table-cell office:value-type="float" office:value="5074874" calcext:value-type="float">
            <text:p>5074874</text:p>
          </table:table-cell>
          <table:table-cell office:value-type="float" office:value="0.619" calcext:value-type="float">
            <text:p>0.61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338" calcext:value-type="float">
            <text:p>0.002338</text:p>
          </table:table-cell>
          <table:table-cell office:value-type="float" office:value="5334393" calcext:value-type="float">
            <text:p>5334393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531" calcext:value-type="float">
            <text:p>0.002531</text:p>
          </table:table-cell>
          <table:table-cell office:value-type="float" office:value="5595306" calcext:value-type="float">
            <text:p>5595306</text:p>
          </table:table-cell>
          <table:table-cell office:value-type="float" office:value="0.558" calcext:value-type="float">
            <text:p>0.55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792" calcext:value-type="float">
            <text:p>0.002792</text:p>
          </table:table-cell>
          <table:table-cell office:value-type="float" office:value="5860571" calcext:value-type="float">
            <text:p>5860571</text:p>
          </table:table-cell>
          <table:table-cell office:value-type="float" office:value="0.543" calcext:value-type="float">
            <text:p>0.54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3022" calcext:value-type="float">
            <text:p>0.003022</text:p>
          </table:table-cell>
          <table:table-cell office:value-type="float" office:value="6123991" calcext:value-type="float">
            <text:p>6123991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3504" calcext:value-type="float">
            <text:p>0.003504</text:p>
          </table:table-cell>
          <table:table-cell office:value-type="float" office:value="6382416" calcext:value-type="float">
            <text:p>6382416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4274" calcext:value-type="float">
            <text:p>0.004274</text:p>
          </table:table-cell>
          <table:table-cell office:value-type="float" office:value="6643681" calcext:value-type="float">
            <text:p>6643681</text:p>
          </table:table-cell>
          <table:table-cell office:value-type="float" office:value="0.383" calcext:value-type="float">
            <text:p>0.38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5009" calcext:value-type="float">
            <text:p>0.005009</text:p>
          </table:table-cell>
          <table:table-cell office:value-type="float" office:value="6909107" calcext:value-type="float">
            <text:p>690910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5844" calcext:value-type="float">
            <text:p>0.005844</text:p>
          </table:table-cell>
          <table:table-cell office:value-type="float" office:value="7172069" calcext:value-type="float">
            <text:p>7172069</text:p>
          </table:table-cell>
          <table:table-cell office:value-type="float" office:value="0.309" calcext:value-type="float">
            <text:p>0.30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6355" calcext:value-type="float">
            <text:p>0.006355</text:p>
          </table:table-cell>
          <table:table-cell office:value-type="float" office:value="7430256" calcext:value-type="float">
            <text:p>7430256</text:p>
          </table:table-cell>
          <table:table-cell office:value-type="float" office:value="0.289" calcext:value-type="float">
            <text:p>0.28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98046511104" calcext:value-type="float">
            <text:p>439804651110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7695325" calcext:value-type="float">
            <text:p>7695325</text:p>
          </table:table-cell>
          <table:table-cell office:value-type="float" office:value="0.269" calcext:value-type="float">
            <text:p>0.26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592186044416" calcext:value-type="float">
            <text:p>1759218604441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7815" calcext:value-type="float">
            <text:p>0.007815</text:p>
          </table:table-cell>
          <table:table-cell office:value-type="float" office:value="7955236" calcext:value-type="float">
            <text:p>7955236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114698" calcext:value-type="float">
            <text:p>0.114698</text:p>
          </table:table-cell>
          <table:table-cell office:value-type="float" office:value="1107296485" calcext:value-type="float">
            <text:p>1107296485</text:p>
          </table:table-cell>
          <table:table-cell office:value-type="float" office:value="2.433" calcext:value-type="float">
            <text:p>2.4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254624" calcext:value-type="float">
            <text:p>0.254624</text:p>
          </table:table-cell>
          <table:table-cell office:value-type="float" office:value="1409286409" calcext:value-type="float">
            <text:p>1409286409</text:p>
          </table:table-cell>
          <table:table-cell office:value-type="float" office:value="1.417" calcext:value-type="float">
            <text:p>1.4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308546" calcext:value-type="float">
            <text:p>0.308546</text:p>
          </table:table-cell>
          <table:table-cell office:value-type="float" office:value="1669277932" calcext:value-type="float">
            <text:p>1669277932</text:p>
          </table:table-cell>
          <table:table-cell office:value-type="float" office:value="1.369" calcext:value-type="float">
            <text:p>1.36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393948" calcext:value-type="float">
            <text:p>0.393948</text:p>
          </table:table-cell>
          <table:table-cell office:value-type="float" office:value="1820328203" calcext:value-type="float">
            <text:p>1820328203</text:p>
          </table:table-cell>
          <table:table-cell office:value-type="float" office:value="1.147" calcext:value-type="float">
            <text:p>1.14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495966" calcext:value-type="float">
            <text:p>0.495966</text:p>
          </table:table-cell>
          <table:table-cell office:value-type="float" office:value="2055266262" calcext:value-type="float">
            <text:p>2055266262</text:p>
          </table:table-cell>
          <table:table-cell office:value-type="float" office:value="1.025" calcext:value-type="float">
            <text:p>1.0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608755" calcext:value-type="float">
            <text:p>0.608755</text:p>
          </table:table-cell>
          <table:table-cell office:value-type="float" office:value="2298471407" calcext:value-type="float">
            <text:p>2298471407</text:p>
          </table:table-cell>
          <table:table-cell office:value-type="float" office:value="0.935" calcext:value-type="float">
            <text:p>0.93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749835" calcext:value-type="float">
            <text:p>0.749835</text:p>
          </table:table-cell>
          <table:table-cell office:value-type="float" office:value="2540761908" calcext:value-type="float">
            <text:p>2540761908</text:p>
          </table:table-cell>
          <table:table-cell office:value-type="float" office:value="0.839" calcext:value-type="float">
            <text:p>0.83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874678" calcext:value-type="float">
            <text:p>0.874678</text:p>
          </table:table-cell>
          <table:table-cell office:value-type="float" office:value="2804671433" calcext:value-type="float">
            <text:p>2804671433</text:p>
          </table:table-cell>
          <table:table-cell office:value-type="float" office:value="0.794" calcext:value-type="float">
            <text:p>0.79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31847" calcext:value-type="float">
            <text:p>1.031847</text:p>
          </table:table-cell>
          <table:table-cell office:value-type="float" office:value="3066796755" calcext:value-type="float">
            <text:p>3066796755</text:p>
          </table:table-cell>
          <table:table-cell office:value-type="float" office:value="0.734" calcext:value-type="float">
            <text:p>0.73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168917" calcext:value-type="float">
            <text:p>1.168917</text:p>
          </table:table-cell>
          <table:table-cell office:value-type="float" office:value="3321930257" calcext:value-type="float">
            <text:p>3321930257</text:p>
          </table:table-cell>
          <table:table-cell office:value-type="float" office:value="0.702" calcext:value-type="float">
            <text:p>0.70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291754" calcext:value-type="float">
            <text:p>1.291754</text:p>
          </table:table-cell>
          <table:table-cell office:value-type="float" office:value="3596615493" calcext:value-type="float">
            <text:p>3596615493</text:p>
          </table:table-cell>
          <table:table-cell office:value-type="float" office:value="0.694" calcext:value-type="float">
            <text:p>0.69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444064" calcext:value-type="float">
            <text:p>1.444064</text:p>
          </table:table-cell>
          <table:table-cell office:value-type="float" office:value="3855373811" calcext:value-type="float">
            <text:p>3855373811</text:p>
          </table:table-cell>
          <table:table-cell office:value-type="float" office:value="0.674" calcext:value-type="float">
            <text:p>0.67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575695" calcext:value-type="float">
            <text:p>1.575695</text:p>
          </table:table-cell>
          <table:table-cell office:value-type="float" office:value="4122722879" calcext:value-type="float">
            <text:p>4122722879</text:p>
          </table:table-cell>
          <table:table-cell office:value-type="float" office:value="0.661" calcext:value-type="float">
            <text:p>0.66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655323" calcext:value-type="float">
            <text:p>1.655323</text:p>
          </table:table-cell>
          <table:table-cell office:value-type="float" office:value="4387461783" calcext:value-type="float">
            <text:p>4387461783</text:p>
          </table:table-cell>
          <table:table-cell office:value-type="float" office:value="0.654" calcext:value-type="float">
            <text:p>0.65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785263" calcext:value-type="float">
            <text:p>1.785263</text:p>
          </table:table-cell>
          <table:table-cell office:value-type="float" office:value="4657295952" calcext:value-type="float">
            <text:p>4657295952</text:p>
          </table:table-cell>
          <table:table-cell office:value-type="float" office:value="0.645" calcext:value-type="float">
            <text:p>0.64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914553" calcext:value-type="float">
            <text:p>1.914553</text:p>
          </table:table-cell>
          <table:table-cell office:value-type="float" office:value="4926235402" calcext:value-type="float">
            <text:p>4926235402</text:p>
          </table:table-cell>
          <table:table-cell office:value-type="float" office:value="0.635" calcext:value-type="float">
            <text:p>0.63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074433" calcext:value-type="float">
            <text:p>2.074433</text:p>
          </table:table-cell>
          <table:table-cell office:value-type="float" office:value="5194201461" calcext:value-type="float">
            <text:p>5194201461</text:p>
          </table:table-cell>
          <table:table-cell office:value-type="float" office:value="0.618" calcext:value-type="float">
            <text:p>0.61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318286" calcext:value-type="float">
            <text:p>2.318286</text:p>
          </table:table-cell>
          <table:table-cell office:value-type="float" office:value="5461965979" calcext:value-type="float">
            <text:p>5461965979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561367" calcext:value-type="float">
            <text:p>2.561367</text:p>
          </table:table-cell>
          <table:table-cell office:value-type="float" office:value="5731155792" calcext:value-type="float">
            <text:p>5731155792</text:p>
          </table:table-cell>
          <table:table-cell office:value-type="float" office:value="0.558" calcext:value-type="float">
            <text:p>0.55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745174" calcext:value-type="float">
            <text:p>2.745174</text:p>
          </table:table-cell>
          <table:table-cell office:value-type="float" office:value="5999673573" calcext:value-type="float">
            <text:p>5999673573</text:p>
          </table:table-cell>
          <table:table-cell office:value-type="float" office:value="0.543" calcext:value-type="float">
            <text:p>0.54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3.02534" calcext:value-type="float">
            <text:p>3.02534</text:p>
          </table:table-cell>
          <table:table-cell office:value-type="float" office:value="6267809781" calcext:value-type="float">
            <text:p>6267809781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3.581092" calcext:value-type="float">
            <text:p>3.581092</text:p>
          </table:table-cell>
          <table:table-cell office:value-type="float" office:value="6536299209" calcext:value-type="float">
            <text:p>6536299209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374537" calcext:value-type="float">
            <text:p>4.374537</text:p>
          </table:table-cell>
          <table:table-cell office:value-type="float" office:value="6804646698" calcext:value-type="float">
            <text:p>6804646698</text:p>
          </table:table-cell>
          <table:table-cell office:value-type="float" office:value="0.394" calcext:value-type="float">
            <text:p>0.39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173626" calcext:value-type="float">
            <text:p>5.173626</text:p>
          </table:table-cell>
          <table:table-cell office:value-type="float" office:value="7072897424" calcext:value-type="float">
            <text:p>7072897424</text:p>
          </table:table-cell>
          <table:table-cell office:value-type="float" office:value="0.345" calcext:value-type="float">
            <text:p>0.34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77873" calcext:value-type="float">
            <text:p>5.77873</text:p>
          </table:table-cell>
          <table:table-cell office:value-type="float" office:value="7341312802" calcext:value-type="float">
            <text:p>7341312802</text:p>
          </table:table-cell>
          <table:table-cell office:value-type="float" office:value="0.319" calcext:value-type="float">
            <text:p>0.31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.366031" calcext:value-type="float">
            <text:p>6.366031</text:p>
          </table:table-cell>
          <table:table-cell office:value-type="float" office:value="7609910425" calcext:value-type="float">
            <text:p>7609910425</text:p>
          </table:table-cell>
          <table:table-cell office:value-type="float" office:value="0.297" calcext:value-type="float">
            <text:p>0.29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98046511104" calcext:value-type="float">
            <text:p>439804651110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.264753" calcext:value-type="float">
            <text:p>7.264753</text:p>
          </table:table-cell>
          <table:table-cell office:value-type="float" office:value="7878247644" calcext:value-type="float">
            <text:p>7878247644</text:p>
          </table:table-cell>
          <table:table-cell office:value-type="float" office:value="0.273" calcext:value-type="float">
            <text:p>0.27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592186044416" calcext:value-type="float">
            <text:p>1759218604441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8.019094" calcext:value-type="float">
            <text:p>8.019094</text:p>
          </table:table-cell>
          <table:table-cell office:value-type="float" office:value="8146636960" calcext:value-type="float">
            <text:p>8146636960</text:p>
          </table:table-cell>
          <table:table-cell office:value-type="float" office:value="0.256" calcext:value-type="float">
            <text:p>0.256</text:p>
          </table:table-cell>
          <table:table-cell table:number-columns-repeated="3"/>
        </table:table-row>
      </table:table>
      <table:table table:name="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ze[KiB]</text:p>
          </table:table-cell>
          <table:table-cell office:value-type="string" calcext:value-type="string">
            <text:p>search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otal instructions</text:p>
          </table:table-cell>
          <table:table-cell office:value-type="string" calcext:value-type="string">
            <text:p>instructions per cycle</text:p>
          </table:table-cell>
          <table:table-cell table:number-columns-repeated="2"/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32" calcext:value-type="float">
            <text:p>32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1257" calcext:value-type="float">
            <text:p>1257</text:p>
          </table:table-cell>
          <table:table-cell office:value-type="float" office:value="0.289" calcext:value-type="float">
            <text:p>0.289</text:p>
          </table:table-cell>
          <table:table-cell table:number-columns-repeated="2"/>
          <table:table-cell table:formula="of:=AVERAGE([.F2:.F85])" office:value-type="float" office:value="0.665607142857143" calcext:value-type="float">
            <text:p>0.6656071428571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32" calcext:value-type="float">
            <text:p>32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1492" calcext:value-type="float">
            <text:p>1492</text:p>
          </table:table-cell>
          <table:table-cell office:value-type="float" office:value="0.331" calcext:value-type="float">
            <text:p>0.3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2" calcext:value-type="float">
            <text:p>32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1726" calcext:value-type="float">
            <text:p>1726</text:p>
          </table:table-cell>
          <table:table-cell office:value-type="float" office:value="0.387" calcext:value-type="float">
            <text:p>0.38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32" calcext:value-type="float">
            <text:p>32</text:p>
          </table:table-cell>
          <table:table-cell office:value-type="float" office:value="0.000009" calcext:value-type="float">
            <text:p>9E-06</text:p>
          </table:table-cell>
          <table:table-cell office:value-type="float" office:value="1875" calcext:value-type="float">
            <text:p>1875</text:p>
          </table:table-cell>
          <table:table-cell office:value-type="float" office:value="0.371" calcext:value-type="float">
            <text:p>0.37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32" calcext:value-type="float">
            <text:p>32</text:p>
          </table:table-cell>
          <table:table-cell office:value-type="float" office:value="0.00001" calcext:value-type="float">
            <text:p>1E-05</text:p>
          </table:table-cell>
          <table:table-cell office:value-type="float" office:value="2079" calcext:value-type="float">
            <text:p>2079</text:p>
          </table:table-cell>
          <table:table-cell office:value-type="float" office:value="0.423" calcext:value-type="float">
            <text:p>0.42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0001" calcext:value-type="float">
            <text:p>1E-05</text:p>
          </table:table-cell>
          <table:table-cell office:value-type="float" office:value="2424" calcext:value-type="float">
            <text:p>2424</text:p>
          </table:table-cell>
          <table:table-cell office:value-type="float" office:value="0.433" calcext:value-type="float">
            <text:p>0.4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0001" calcext:value-type="float">
            <text:p>1E-05</text:p>
          </table:table-cell>
          <table:table-cell office:value-type="float" office:value="2586" calcext:value-type="float">
            <text:p>2586</text:p>
          </table:table-cell>
          <table:table-cell office:value-type="float" office:value="0.463" calcext:value-type="float">
            <text:p>0.46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.00001" calcext:value-type="float">
            <text:p>1E-05</text:p>
          </table:table-cell>
          <table:table-cell office:value-type="float" office:value="2686" calcext:value-type="float">
            <text:p>2686</text:p>
          </table:table-cell>
          <table:table-cell office:value-type="float" office:value="0.343" calcext:value-type="float">
            <text:p>0.34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.00001" calcext:value-type="float">
            <text:p>1E-05</text:p>
          </table:table-cell>
          <table:table-cell office:value-type="float" office:value="2960" calcext:value-type="float">
            <text:p>2960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0.00001" calcext:value-type="float">
            <text:p>1E-05</text:p>
          </table:table-cell>
          <table:table-cell office:value-type="float" office:value="3299" calcext:value-type="float">
            <text:p>3299</text:p>
          </table:table-cell>
          <table:table-cell office:value-type="float" office:value="0.462" calcext:value-type="float">
            <text:p>0.46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3554" calcext:value-type="float">
            <text:p>3554</text:p>
          </table:table-cell>
          <table:table-cell office:value-type="float" office:value="0.514" calcext:value-type="float">
            <text:p>0.51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3777" calcext:value-type="float">
            <text:p>3777</text:p>
          </table:table-cell>
          <table:table-cell office:value-type="float" office:value="0.402" calcext:value-type="float">
            <text:p>0.40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4015" calcext:value-type="float">
            <text:p>4015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4362" calcext:value-type="float">
            <text:p>4362</text:p>
          </table:table-cell>
          <table:table-cell office:value-type="float" office:value="0.425" calcext:value-type="float">
            <text:p>0.42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" calcext:value-type="float">
            <text:p>32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4531" calcext:value-type="float">
            <text:p>4531</text:p>
          </table:table-cell>
          <table:table-cell office:value-type="float" office:value="0.412" calcext:value-type="float">
            <text:p>0.41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" calcext:value-type="float">
            <text:p>32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4820" calcext:value-type="float">
            <text:p>4820</text:p>
          </table:table-cell>
          <table:table-cell office:value-type="float" office:value="0.32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" calcext:value-type="float">
            <text:p>32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5067" calcext:value-type="float">
            <text:p>5067</text:p>
          </table:table-cell>
          <table:table-cell office:value-type="float" office:value="0.361" calcext:value-type="float">
            <text:p>0.36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32" calcext:value-type="float">
            <text:p>32</text:p>
          </table:table-cell>
          <table:table-cell office:value-type="float" office:value="0.00002" calcext:value-type="float">
            <text:p>2E-05</text:p>
          </table:table-cell>
          <table:table-cell office:value-type="float" office:value="5288" calcext:value-type="float">
            <text:p>5288</text:p>
          </table:table-cell>
          <table:table-cell office:value-type="float" office:value="0.317" calcext:value-type="float">
            <text:p>0.3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2" calcext:value-type="float">
            <text:p>32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5536" calcext:value-type="float">
            <text:p>5536</text:p>
          </table:table-cell>
          <table:table-cell office:value-type="float" office:value="0.332" calcext:value-type="float">
            <text:p>0.33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2" calcext:value-type="float">
            <text:p>32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5890" calcext:value-type="float">
            <text:p>5890</text:p>
          </table:table-cell>
          <table:table-cell office:value-type="float" office:value="0.213" calcext:value-type="float">
            <text:p>0.21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32" calcext:value-type="float">
            <text:p>32</text:p>
          </table:table-cell>
          <table:table-cell office:value-type="float" office:value="0.00003" calcext:value-type="float">
            <text:p>3E-05</text:p>
          </table:table-cell>
          <table:table-cell office:value-type="float" office:value="6141" calcext:value-type="float">
            <text:p>6141</text:p>
          </table:table-cell>
          <table:table-cell office:value-type="float" office:value="0.133" calcext:value-type="float">
            <text:p>0.13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32" calcext:value-type="float">
            <text:p>32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6196" calcext:value-type="float">
            <text:p>6196</text:p>
          </table:table-cell>
          <table:table-cell office:value-type="float" office:value="0.087" calcext:value-type="float">
            <text:p>0.08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32" calcext:value-type="float">
            <text:p>32</text:p>
          </table:table-cell>
          <table:table-cell office:value-type="float" office:value="0.00004" calcext:value-type="float">
            <text:p>4E-05</text:p>
          </table:table-cell>
          <table:table-cell office:value-type="float" office:value="6658" calcext:value-type="float">
            <text:p>6658</text:p>
          </table:table-cell>
          <table:table-cell office:value-type="float" office:value="0.074" calcext:value-type="float">
            <text:p>0.07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32" calcext:value-type="float">
            <text:p>32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6891" calcext:value-type="float">
            <text:p>6891</text:p>
          </table:table-cell>
          <table:table-cell office:value-type="float" office:value="0.07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32" calcext:value-type="float">
            <text:p>32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7099" calcext:value-type="float">
            <text:p>7099</text:p>
          </table:table-cell>
          <table:table-cell office:value-type="float" office:value="0.065" calcext:value-type="float">
            <text:p>0.06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32" calcext:value-type="float">
            <text:p>32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7329" calcext:value-type="float">
            <text:p>7329</text:p>
          </table:table-cell>
          <table:table-cell office:value-type="float" office:value="0.062" calcext:value-type="float">
            <text:p>0.06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98046511104" calcext:value-type="float">
            <text:p>4398046511104</text:p>
          </table:table-cell>
          <table:table-cell office:value-type="float" office:value="32" calcext:value-type="float">
            <text:p>32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7641" calcext:value-type="float">
            <text:p>7641</text:p>
          </table:table-cell>
          <table:table-cell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592186044416" calcext:value-type="float">
            <text:p>17592186044416</text:p>
          </table:table-cell>
          <table:table-cell office:value-type="float" office:value="32" calcext:value-type="float">
            <text:p>32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7677" calcext:value-type="float">
            <text:p>7677</text:p>
          </table:table-cell>
          <table:table-cell office:value-type="float" office:value="0.053" calcext:value-type="float">
            <text:p>0.05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1081545" calcext:value-type="float">
            <text:p>1081545</text:p>
          </table:table-cell>
          <table:table-cell office:value-type="float" office:value="2.419" calcext:value-type="float">
            <text:p>2.41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1327775" calcext:value-type="float">
            <text:p>1327775</text:p>
          </table:table-cell>
          <table:table-cell office:value-type="float" office:value="1.389" calcext:value-type="float">
            <text:p>1.38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1522956" calcext:value-type="float">
            <text:p>1522956</text:p>
          </table:table-cell>
          <table:table-cell office:value-type="float" office:value="1.358" calcext:value-type="float">
            <text:p>1.35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1700244" calcext:value-type="float">
            <text:p>1700244</text:p>
          </table:table-cell>
          <table:table-cell office:value-type="float" office:value="1.151" calcext:value-type="float">
            <text:p>1.15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1947477" calcext:value-type="float">
            <text:p>1947477</text:p>
          </table:table-cell>
          <table:table-cell office:value-type="float" office:value="1.314" calcext:value-type="float">
            <text:p>1.31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438" calcext:value-type="float">
            <text:p>0.000438</text:p>
          </table:table-cell>
          <table:table-cell office:value-type="float" office:value="2175768" calcext:value-type="float">
            <text:p>2175768</text:p>
          </table:table-cell>
          <table:table-cell office:value-type="float" office:value="1.299" calcext:value-type="float">
            <text:p>1.29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559" calcext:value-type="float">
            <text:p>0.000559</text:p>
          </table:table-cell>
          <table:table-cell office:value-type="float" office:value="2387882" calcext:value-type="float">
            <text:p>2387882</text:p>
          </table:table-cell>
          <table:table-cell office:value-type="float" office:value="1.113" calcext:value-type="float">
            <text:p>1.11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2635221" calcext:value-type="float">
            <text:p>2635221</text:p>
          </table:table-cell>
          <table:table-cell office:value-type="float" office:value="1.07" calcext:value-type="float">
            <text:p>1.0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697" calcext:value-type="float">
            <text:p>0.000697</text:p>
          </table:table-cell>
          <table:table-cell office:value-type="float" office:value="2903325" calcext:value-type="float">
            <text:p>2903325</text:p>
          </table:table-cell>
          <table:table-cell office:value-type="float" office:value="1.083" calcext:value-type="float">
            <text:p>1.08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776" calcext:value-type="float">
            <text:p>0.000776</text:p>
          </table:table-cell>
          <table:table-cell office:value-type="float" office:value="3157449" calcext:value-type="float">
            <text:p>3157449</text:p>
          </table:table-cell>
          <table:table-cell office:value-type="float" office:value="1.057" calcext:value-type="float">
            <text:p>1.05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3427066" calcext:value-type="float">
            <text:p>3427066</text:p>
          </table:table-cell>
          <table:table-cell office:value-type="float" office:value="1.069" calcext:value-type="float">
            <text:p>1.06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982" calcext:value-type="float">
            <text:p>0.000982</text:p>
          </table:table-cell>
          <table:table-cell office:value-type="float" office:value="3681715" calcext:value-type="float">
            <text:p>3681715</text:p>
          </table:table-cell>
          <table:table-cell office:value-type="float" office:value="0.976" calcext:value-type="float">
            <text:p>0.97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016" calcext:value-type="float">
            <text:p>0.001016</text:p>
          </table:table-cell>
          <table:table-cell office:value-type="float" office:value="3942944" calcext:value-type="float">
            <text:p>3942944</text:p>
          </table:table-cell>
          <table:table-cell office:value-type="float" office:value="1.006" calcext:value-type="float">
            <text:p>1.00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4205538" calcext:value-type="float">
            <text:p>4205538</text:p>
          </table:table-cell>
          <table:table-cell office:value-type="float" office:value="0.981" calcext:value-type="float">
            <text:p>0.98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236" calcext:value-type="float">
            <text:p>0.001236</text:p>
          </table:table-cell>
          <table:table-cell office:value-type="float" office:value="4467925" calcext:value-type="float">
            <text:p>4467925</text:p>
          </table:table-cell>
          <table:table-cell office:value-type="float" office:value="0.939" calcext:value-type="float">
            <text:p>0.93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384" calcext:value-type="float">
            <text:p>0.001384</text:p>
          </table:table-cell>
          <table:table-cell office:value-type="float" office:value="4726636" calcext:value-type="float">
            <text:p>4726636</text:p>
          </table:table-cell>
          <table:table-cell office:value-type="float" office:value="0.884" calcext:value-type="float">
            <text:p>0.88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578" calcext:value-type="float">
            <text:p>0.001578</text:p>
          </table:table-cell>
          <table:table-cell office:value-type="float" office:value="4990913" calcext:value-type="float">
            <text:p>4990913</text:p>
          </table:table-cell>
          <table:table-cell office:value-type="float" office:value="0.818" calcext:value-type="float">
            <text:p>0.81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857" calcext:value-type="float">
            <text:p>0.001857</text:p>
          </table:table-cell>
          <table:table-cell office:value-type="float" office:value="5253282" calcext:value-type="float">
            <text:p>5253282</text:p>
          </table:table-cell>
          <table:table-cell office:value-type="float" office:value="0.733" calcext:value-type="float">
            <text:p>0.7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219" calcext:value-type="float">
            <text:p>0.002219</text:p>
          </table:table-cell>
          <table:table-cell office:value-type="float" office:value="5513388" calcext:value-type="float">
            <text:p>5513388</text:p>
          </table:table-cell>
          <table:table-cell office:value-type="float" office:value="0.644" calcext:value-type="float">
            <text:p>0.64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596" calcext:value-type="float">
            <text:p>0.002596</text:p>
          </table:table-cell>
          <table:table-cell office:value-type="float" office:value="5777929" calcext:value-type="float">
            <text:p>5777929</text:p>
          </table:table-cell>
          <table:table-cell office:value-type="float" office:value="0.577" calcext:value-type="float">
            <text:p>0.57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3235" calcext:value-type="float">
            <text:p>0.003235</text:p>
          </table:table-cell>
          <table:table-cell office:value-type="float" office:value="6040308" calcext:value-type="float">
            <text:p>6040308</text:p>
          </table:table-cell>
          <table:table-cell office:value-type="float" office:value="0.471" calcext:value-type="float">
            <text:p>0.47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4686" calcext:value-type="float">
            <text:p>0.004686</text:p>
          </table:table-cell>
          <table:table-cell office:value-type="float" office:value="6298810" calcext:value-type="float">
            <text:p>6298810</text:p>
          </table:table-cell>
          <table:table-cell office:value-type="float" office:value="0.339" calcext:value-type="float">
            <text:p>0.33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7292" calcext:value-type="float">
            <text:p>0.007292</text:p>
          </table:table-cell>
          <table:table-cell office:value-type="float" office:value="6560693" calcext:value-type="float">
            <text:p>6560693</text:p>
          </table:table-cell>
          <table:table-cell office:value-type="float" office:value="0.232" calcext:value-type="float">
            <text:p>0.23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8885" calcext:value-type="float">
            <text:p>0.008885</text:p>
          </table:table-cell>
          <table:table-cell office:value-type="float" office:value="6827009" calcext:value-type="float">
            <text:p>6827009</text:p>
          </table:table-cell>
          <table:table-cell office:value-type="float" office:value="0.188" calcext:value-type="float">
            <text:p>0.18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12056" calcext:value-type="float">
            <text:p>0.012056</text:p>
          </table:table-cell>
          <table:table-cell office:value-type="float" office:value="7088071" calcext:value-type="float">
            <text:p>7088071</text:p>
          </table:table-cell>
          <table:table-cell office:value-type="float" office:value="0.148" calcext:value-type="float">
            <text:p>0.14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15348" calcext:value-type="float">
            <text:p>0.015348</text:p>
          </table:table-cell>
          <table:table-cell office:value-type="float" office:value="7346900" calcext:value-type="float">
            <text:p>7346900</text:p>
          </table:table-cell>
          <table:table-cell office:value-type="float" office:value="0.121" calcext:value-type="float">
            <text:p>0.12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98046511104" calcext:value-type="float">
            <text:p>439804651110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1783" calcext:value-type="float">
            <text:p>0.01783</text:p>
          </table:table-cell>
          <table:table-cell office:value-type="float" office:value="7610384" calcext:value-type="float">
            <text:p>7610384</text:p>
          </table:table-cell>
          <table:table-cell office:value-type="float" office:value="0.107" calcext:value-type="float">
            <text:p>0.10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592186044416" calcext:value-type="float">
            <text:p>1759218604441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20965" calcext:value-type="float">
            <text:p>0.020965</text:p>
          </table:table-cell>
          <table:table-cell office:value-type="float" office:value="7872622" calcext:value-type="float">
            <text:p>7872622</text:p>
          </table:table-cell>
          <table:table-cell office:value-type="float" office:value="0.092" calcext:value-type="float">
            <text:p>0.09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118911" calcext:value-type="float">
            <text:p>0.118911</text:p>
          </table:table-cell>
          <table:table-cell office:value-type="float" office:value="1107296487" calcext:value-type="float">
            <text:p>1107296487</text:p>
          </table:table-cell>
          <table:table-cell office:value-type="float" office:value="2.438" calcext:value-type="float">
            <text:p>2.43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248376" calcext:value-type="float">
            <text:p>0.248376</text:p>
          </table:table-cell>
          <table:table-cell office:value-type="float" office:value="1358962319" calcext:value-type="float">
            <text:p>1358962319</text:p>
          </table:table-cell>
          <table:table-cell office:value-type="float" office:value="1.394" calcext:value-type="float">
            <text:p>1.39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284403" calcext:value-type="float">
            <text:p>0.284403</text:p>
          </table:table-cell>
          <table:table-cell office:value-type="float" office:value="1560222243" calcext:value-type="float">
            <text:p>1560222243</text:p>
          </table:table-cell>
          <table:table-cell office:value-type="float" office:value="1.377" calcext:value-type="float">
            <text:p>1.37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372727" calcext:value-type="float">
            <text:p>0.372727</text:p>
          </table:table-cell>
          <table:table-cell office:value-type="float" office:value="1740655482" calcext:value-type="float">
            <text:p>1740655482</text:p>
          </table:table-cell>
          <table:table-cell office:value-type="float" office:value="1.157" calcext:value-type="float">
            <text:p>1.15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373272" calcext:value-type="float">
            <text:p>0.373272</text:p>
          </table:table-cell>
          <table:table-cell office:value-type="float" office:value="1996578986" calcext:value-type="float">
            <text:p>1996578986</text:p>
          </table:table-cell>
          <table:table-cell office:value-type="float" office:value="1.324" calcext:value-type="float">
            <text:p>1.32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425464" calcext:value-type="float">
            <text:p>0.425464</text:p>
          </table:table-cell>
          <table:table-cell office:value-type="float" office:value="2226151433" calcext:value-type="float">
            <text:p>2226151433</text:p>
          </table:table-cell>
          <table:table-cell office:value-type="float" office:value="1.299" calcext:value-type="float">
            <text:p>1.29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551425" calcext:value-type="float">
            <text:p>0.551425</text:p>
          </table:table-cell>
          <table:table-cell office:value-type="float" office:value="2442735788" calcext:value-type="float">
            <text:p>2442735788</text:p>
          </table:table-cell>
          <table:table-cell office:value-type="float" office:value="1.107" calcext:value-type="float">
            <text:p>1.10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629902" calcext:value-type="float">
            <text:p>0.629902</text:p>
          </table:table-cell>
          <table:table-cell office:value-type="float" office:value="2699284530" calcext:value-type="float">
            <text:p>2699284530</text:p>
          </table:table-cell>
          <table:table-cell office:value-type="float" office:value="1.079" calcext:value-type="float">
            <text:p>1.07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689445" calcext:value-type="float">
            <text:p>0.689445</text:p>
          </table:table-cell>
          <table:table-cell office:value-type="float" office:value="2972178570" calcext:value-type="float">
            <text:p>2972178570</text:p>
          </table:table-cell>
          <table:table-cell office:value-type="float" office:value="1.095" calcext:value-type="float">
            <text:p>1.09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758266" calcext:value-type="float">
            <text:p>0.758266</text:p>
          </table:table-cell>
          <table:table-cell office:value-type="float" office:value="3233735191" calcext:value-type="float">
            <text:p>3233735191</text:p>
          </table:table-cell>
          <table:table-cell office:value-type="float" office:value="1.055" calcext:value-type="float">
            <text:p>1.05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827951" calcext:value-type="float">
            <text:p>0.827951</text:p>
          </table:table-cell>
          <table:table-cell office:value-type="float" office:value="3506421785" calcext:value-type="float">
            <text:p>3506421785</text:p>
          </table:table-cell>
          <table:table-cell office:value-type="float" office:value="1.061" calcext:value-type="float">
            <text:p>1.06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929298" calcext:value-type="float">
            <text:p>0.929298</text:p>
          </table:table-cell>
          <table:table-cell office:value-type="float" office:value="3770152515" calcext:value-type="float">
            <text:p>3770152515</text:p>
          </table:table-cell>
          <table:table-cell office:value-type="float" office:value="1.036" calcext:value-type="float">
            <text:p>1.03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06212" calcext:value-type="float">
            <text:p>1.006212</text:p>
          </table:table-cell>
          <table:table-cell office:value-type="float" office:value="4037158787" calcext:value-type="float">
            <text:p>4037158787</text:p>
          </table:table-cell>
          <table:table-cell office:value-type="float" office:value="1.01" calcext:value-type="float">
            <text:p>1.0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94343" calcext:value-type="float">
            <text:p>1.094343</text:p>
          </table:table-cell>
          <table:table-cell office:value-type="float" office:value="4304320280" calcext:value-type="float">
            <text:p>4304320280</text:p>
          </table:table-cell>
          <table:table-cell office:value-type="float" office:value="0.989" calcext:value-type="float">
            <text:p>0.98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220026" calcext:value-type="float">
            <text:p>1.220026</text:p>
          </table:table-cell>
          <table:table-cell office:value-type="float" office:value="4572916276" calcext:value-type="float">
            <text:p>4572916276</text:p>
          </table:table-cell>
          <table:table-cell office:value-type="float" office:value="0.945" calcext:value-type="float">
            <text:p>0.94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351564" calcext:value-type="float">
            <text:p>1.351564</text:p>
          </table:table-cell>
          <table:table-cell office:value-type="float" office:value="4841045200" calcext:value-type="float">
            <text:p>4841045200</text:p>
          </table:table-cell>
          <table:table-cell office:value-type="float" office:value="0.897" calcext:value-type="float">
            <text:p>0.89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522157" calcext:value-type="float">
            <text:p>1.522157</text:p>
          </table:table-cell>
          <table:table-cell office:value-type="float" office:value="5109437837" calcext:value-type="float">
            <text:p>5109437837</text:p>
          </table:table-cell>
          <table:table-cell office:value-type="float" office:value="0.834" calcext:value-type="float">
            <text:p>0.83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801503" calcext:value-type="float">
            <text:p>1.801503</text:p>
          </table:table-cell>
          <table:table-cell office:value-type="float" office:value="5377209750" calcext:value-type="float">
            <text:p>5377209750</text:p>
          </table:table-cell>
          <table:table-cell office:value-type="float" office:value="0.736" calcext:value-type="float">
            <text:p>0.73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146177" calcext:value-type="float">
            <text:p>2.146177</text:p>
          </table:table-cell>
          <table:table-cell office:value-type="float" office:value="5645785165" calcext:value-type="float">
            <text:p>5645785165</text:p>
          </table:table-cell>
          <table:table-cell office:value-type="float" office:value="0.652" calcext:value-type="float">
            <text:p>0.65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566206" calcext:value-type="float">
            <text:p>2.566206</text:p>
          </table:table-cell>
          <table:table-cell office:value-type="float" office:value="5914459442" calcext:value-type="float">
            <text:p>5914459442</text:p>
          </table:table-cell>
          <table:table-cell office:value-type="float" office:value="0.579" calcext:value-type="float">
            <text:p>0.57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978072" calcext:value-type="float">
            <text:p>2.978072</text:p>
          </table:table-cell>
          <table:table-cell office:value-type="float" office:value="6182837130" calcext:value-type="float">
            <text:p>6182837130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3.728848" calcext:value-type="float">
            <text:p>3.728848</text:p>
          </table:table-cell>
          <table:table-cell office:value-type="float" office:value="6451064031" calcext:value-type="float">
            <text:p>6451064031</text:p>
          </table:table-cell>
          <table:table-cell office:value-type="float" office:value="0.431" calcext:value-type="float">
            <text:p>0.43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64679" calcext:value-type="float">
            <text:p>5.64679</text:p>
          </table:table-cell>
          <table:table-cell office:value-type="float" office:value="6719582153" calcext:value-type="float">
            <text:p>6719582153</text:p>
          </table:table-cell>
          <table:table-cell office:value-type="float" office:value="0.298" calcext:value-type="float">
            <text:p>0.29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8.154373" calcext:value-type="float">
            <text:p>8.154373</text:p>
          </table:table-cell>
          <table:table-cell office:value-type="float" office:value="6988034261" calcext:value-type="float">
            <text:p>6988034261</text:p>
          </table:table-cell>
          <table:table-cell office:value-type="float" office:value="0.214" calcext:value-type="float">
            <text:p>0.21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1.273794" calcext:value-type="float">
            <text:p>11.273794</text:p>
          </table:table-cell>
          <table:table-cell office:value-type="float" office:value="7256528919" calcext:value-type="float">
            <text:p>7256528919</text:p>
          </table:table-cell>
          <table:table-cell office:value-type="float" office:value="0.162" calcext:value-type="float">
            <text:p>0.16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.538602" calcext:value-type="float">
            <text:p>14.538602</text:p>
          </table:table-cell>
          <table:table-cell office:value-type="float" office:value="7525091453" calcext:value-type="float">
            <text:p>7525091453</text:p>
          </table:table-cell>
          <table:table-cell office:value-type="float" office:value="0.129" calcext:value-type="float">
            <text:p>0.12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98046511104" calcext:value-type="float">
            <text:p>439804651110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7.588132" calcext:value-type="float">
            <text:p>17.588132</text:p>
          </table:table-cell>
          <table:table-cell office:value-type="float" office:value="7793407818" calcext:value-type="float">
            <text:p>7793407818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592186044416" calcext:value-type="float">
            <text:p>1759218604441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1.32286" calcext:value-type="float">
            <text:p>21.32286</text:p>
          </table:table-cell>
          <table:table-cell office:value-type="float" office:value="8061854784" calcext:value-type="float">
            <text:p>8061854784</text:p>
          </table:table-cell>
          <table:table-cell office:value-type="float" office:value="0.094" calcext:value-type="float">
            <text:p>0.09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6-09T21:13:08.958948777</dc:date>
    <meta:editing-duration>PT7M36S</meta:editing-duration>
    <meta:editing-cycles>1</meta:editing-cycles>
    <meta:generator>LibreOffice/6.3.5.2$Linux_X86_64 LibreOffice_project/30$Build-2</meta:generator>
    <meta:document-statistic meta:table-count="3" meta:cell-count="1536" meta:object-count="0"/>
  </office:meta>
</office:document-meta>
</file>